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skewX (5.45636548210202E-017) 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custom-shape draw:style-name="gr4" draw:text-style-name="P1" draw:layer="layout" svg:width="0.642cm" svg:height="0.642cm" svg:x="8.634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12.664cm" svg:y1="15.391cm" svg:x2="12.638cm" svg:y2="6.885cm">
          <text:p/>
        </draw:line>
        <draw:line draw:style-name="gr5" draw:text-style-name="P1" draw:layer="layout" svg:x1="3.047cm" svg:y1="15.37cm" svg:x2="3.005cm" svg:y2="12.3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9T18:20:55.362869034</dc:date>
    <dc:creator>elucterio </dc:creator>
    <meta:editing-duration>PT4M48S</meta:editing-duration>
    <meta:editing-cycles>5</meta:editing-cycles>
    <meta:generator>LibreOffice/4.2.8.2$Linux_X86_64 LibreOffice_project/420m0$Build-2</meta:generator>
    <meta:document-statistic meta:object-count="9"/>
  </office:meta>
</office:document-meta>
</file>